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p text:style-name="P1">Informations du dossier:</text:p>
      <text:p text:style-name="P1"/>
      <text:p text:style-name="P2">Identifiant unique du dossier : {id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dossier : <text:span text:style-name="T2">{avisDossier}</text:span></text:p>
      <text:p text:style-name="P6">Service instructeur : {servInstructeur}</text:p>
      <text:p text:style-name="P6">Descriptif dossier : {descriptifDossier}</text:p>
      <text:p text:style-name="P6"/>
      <text:p text:style-name="P6">Lorsque le dossier est incomplet affichage des documents manquant :</text:p>
      <text:p text:style-name="P6">{docManquant}</text:p>
      <text:p text:style-name="P6"/>
      <text:p text:style-name="P7"/>
      <text:p text:style-name="P7">DUS du dossier :</text:p>
      <text:p text:style-name="P5"><text:tab/>Nom du DUS : {nomDusDossier}</text:p>
      <text:p text:style-name="P5"><text:tab/>Prénom du DUS : {prenomDusDossier}</text:p>
      <text:p text:style-name="P5"><text:tab/>Mail du DUS : {mailDusDossier}</text:p>
      <text:p text:style-name="P2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<text:soft-page-break/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ext:p text:style-name="P5">{exist}{libelledoc}{refdoc}{datedoc}</text:p>
      <text:p text:style-name="P5">[!-- END listeDocs --]</text:p>
      <text:p text:style-name="P5">[!-- BEGIN listeDocsAjout --]</text:p>
      <text:p text:style-name="P5">{exist}{libelledoc}{refdoc}{datedoc}</text:p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5">[!-- BEGIN listePrescription --]</text:p>
      <text:p text:style-name="P8">{texte}{article}{num}{libelle}</text:p>
      <text:p text:style-name="P5">[!-- END listePrescription --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1-15T12:50:08.51</dc:date>
    <meta:editing-duration>PT1H46M13S</meta:editing-duration>
    <meta:editing-cycles>52</meta:editing-cycles>
    <meta:generator>OpenOffice/4.0.1$Win32 OpenOffice.org_project/401m5$Build-9714</meta:generator>
    <dc:creator>Rémi Kinowski</dc:creator>
    <meta:document-statistic meta:table-count="0" meta:image-count="0" meta:object-count="0" meta:page-count="2" meta:paragraph-count="65" meta:word-count="348" meta:character-count="2516"/>
  </office:meta>
</office:document-meta>
</file>